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05847f" officeooo:paragraph-rsid="0005847f"/>
    </style:style>
    <style:style style:name="P2" style:family="paragraph" style:parent-style-name="Standard">
      <style:text-properties fo:color="#c9211e" loext:opacity="100%" officeooo:rsid="0005847f" officeooo:paragraph-rsid="0005847f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5847f" officeooo:paragraph-rsid="0005847f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06f3d6" officeooo:paragraph-rsid="0006f3d6"/>
    </style:style>
    <style:style style:name="P5" style:family="paragraph" style:parent-style-name="Standard">
      <style:text-properties officeooo:rsid="0007155d" officeooo:paragraph-rsid="0007155d"/>
    </style:style>
    <style:style style:name="P6" style:family="paragraph" style:parent-style-name="Standard">
      <style:text-properties fo:color="#ff0000" loext:opacity="100%" officeooo:rsid="0007155d" officeooo:paragraph-rsid="0007155d"/>
    </style:style>
    <style:style style:name="T1" style:family="text">
      <style:text-properties fo:color="#00a933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TION SERVEUR Node.js</text:p>
      <text:p text:style-name="P1"/>
      <text:p text:style-name="P1"/>
      <text:p text:style-name="P1">creer dossier serveur</text:p>
      <text:p text:style-name="P1"/>
      <text:p text:style-name="P1">installer package express utilise dans le serveur, c'est un dossier de modules de Node.js :</text:p>
      <text:p text:style-name="P2">npm install express</text:p>
      <text:p text:style-name="P1"/>
      <text:p text:style-name="P1">lancer le serveur :</text:p>
      <text:p text:style-name="P2">node serveurDom.js</text:p>
      <text:p text:style-name="P1"/>
      <text:p text:style-name="P4">Exemple de code source d'un serveur qui ecoute sur le <text:span text:style-name="T1">port 3000</text:span> et cree un fichier log <text:span text:style-name="T1">access.log</text:span> qui va repertorier toutes les connexions entrantes </text:p>
      <text:p text:style-name="P4"/>
      <text:p text:style-name="P5">Installation d'un module permettant d'obtenir l'adresse ip des clients</text:p>
      <text:p text:style-name="P6">npm install request-ip</text:p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40:41.515789830</meta:creation-date>
    <dc:date>2023-04-09T10:08:18.959712804</dc:date>
    <meta:editing-duration>PT27M3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67" meta:character-count="433" meta:non-whitespace-character-count="374"/>
  </office:meta>
</office:document-meta>
</file>